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E8000002551CA24C91F36AE30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252in" fo:margin-bottom="0.1252in" loext:contextual-spacing="false" fo:line-height="150%" fo:text-align="justify" style:justify-single-word="false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margin-top="0.1252in" fo:margin-bottom="0.1252in" loext:contextual-spacing="false" fo:line-height="150%" fo:text-align="justify" style:justify-single-word="false" fo:text-indent="0in" style:auto-text-indent="false" fo:break-before="auto" fo:break-after="auto"/>
      <style:text-properties fo:color="#333333" fo:font-size="12pt" fo:font-weight="bold" style:font-size-asian="12pt" style:font-weight-asian="bold" style:font-size-complex="12pt"/>
    </style:style>
    <style:style style:name="P3" style:family="paragraph" style:parent-style-name="Standard" style:master-page-name="Standard">
      <style:paragraph-properties fo:margin-left="0in" fo:margin-right="0in" fo:margin-top="0.1252in" fo:margin-bottom="0.1252in" loext:contextual-spacing="false" fo:line-height="150%" fo:text-align="center" style:justify-single-word="false" fo:text-indent="0in" style:auto-text-indent="false" style:page-number="1" fo:break-before="auto" fo:break-after="auto"/>
    </style:style>
    <style:style style:name="P4" style:family="paragraph" style:parent-style-name="Standard" style:list-style-name="WWNum2">
      <style:paragraph-properties fo:margin-left="0.5in" fo:margin-right="0in" fo:margin-top="0.1252in" fo:margin-bottom="0in" loext:contextual-spacing="false" fo:line-height="150%" fo:text-align="justify" style:justify-single-word="false" fo:text-indent="-0.25in" style:auto-text-indent="false" fo:break-before="auto" fo:break-after="auto"/>
    </style:style>
    <style:style style:name="P5" style:family="paragraph" style:parent-style-name="Standard" style:list-style-name="WWNum1">
      <style:paragraph-properties fo:margin-left="0.5in" fo:margin-right="0in" fo:margin-top="0.1252in" fo:margin-bottom="0in" loext:contextual-spacing="false" fo:line-height="150%" fo:text-align="justify" style:justify-single-word="false" fo:text-indent="-0.25in" style:auto-text-indent="false" fo:break-before="auto" fo:break-after="auto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 fo:break-before="auto" fo:break-after="auto"/>
    </style:style>
    <style:style style:name="P7" style:family="paragraph" style:parent-style-name="Standard" style:list-style-name="WWNum2">
      <style:paragraph-properties fo:margin-left="0.5in" fo:margin-right="0in" fo:margin-top="0in" fo:margin-bottom="0.1252in" loext:contextual-spacing="false" fo:line-height="150%" fo:text-align="justify" style:justify-single-word="false" fo:text-indent="-0.25in" style:auto-text-indent="false" fo:break-before="auto" fo:break-after="auto"/>
    </style:style>
    <style:style style:name="P8" style:family="paragraph" style:parent-style-name="Standard" style:list-style-name="WWNum1">
      <style:paragraph-properties fo:margin-left="0.5in" fo:margin-right="0in" fo:margin-top="0in" fo:margin-bottom="0.1252in" loext:contextual-spacing="false" fo:line-height="150%" fo:text-align="justify" style:justify-single-word="false" fo:text-indent="-0.25in" style:auto-text-indent="false" fo:break-before="auto" fo:break-after="auto"/>
    </style:style>
    <style:style style:name="P9" style:family="paragraph" style:parent-style-name="Standard">
      <style:paragraph-properties fo:margin-top="0.1252in" fo:margin-bottom="0.1252in" loext:contextual-spacing="false" fo:line-height="150%" fo:text-align="justify" style:justify-single-word="false" fo:break-before="auto" fo:break-after="auto"/>
      <style:text-properties fo:color="#333333" fo:font-size="12pt" style:font-size-asian="12pt" style:font-size-complex="12pt"/>
    </style:style>
    <style:style style:name="P10" style:family="paragraph" style:parent-style-name="Standard">
      <style:paragraph-properties fo:margin-top="0.1252in" fo:margin-bottom="0.1252in" loext:contextual-spacing="false" fo:line-height="150%" fo:text-align="center" style:justify-single-word="false" fo:break-before="auto" fo:break-after="auto"/>
    </style:style>
    <style:style style:name="P11" style:family="paragraph" style:parent-style-name="Standard">
      <style:paragraph-properties fo:margin-top="0.1252in" fo:margin-bottom="0.1252in" loext:contextual-spacing="false" fo:line-height="150%" fo:text-align="justify" style:justify-single-word="false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text-align="justify" style:justify-single-word="false" fo:break-before="auto" fo:break-after="auto"/>
    </style:style>
    <style:style style:name="T1" style:family="text">
      <style:text-properties fo:color="#333333" fo:font-size="12pt" fo:font-weight="bold" style:font-size-asian="12pt" style:font-weight-asian="bold" style:font-size-complex="12pt"/>
    </style:style>
    <style:style style:name="T2" style:family="text">
      <style:text-properties fo:color="#333333" fo:font-size="12pt" style:font-size-asian="12pt" style:font-size-complex="12pt"/>
    </style:style>
    <style:style style:name="T3" style:family="text">
      <style:text-properties fo:color="#333333" fo:font-size="12pt" style:text-underline-style="none" style:font-size-asian="12pt" style:font-size-complex="12pt"/>
    </style:style>
    <style:style style:name="T4" style:family="text">
      <style:text-properties fo:color="#333333" fo:font-size="16pt" fo:font-weight="bold" style:font-size-asian="16pt" style:font-weight-asian="bold" style:font-size-complex="16pt"/>
    </style:style>
    <style:style style:name="T5" style:family="text">
      <style:text-properties fo:color="#999999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ISTA DE EXERCÍCIOS 006A - Entregar</text:span></text:p>
      <text:p text:style-name="P2"/>
      <text:p text:style-name="P1"><text:span text:style-name="T2">Modele as classes referentes aos funcionários de uma universidade, que serão os</text:span><text:span text:style-name="T1"> professores, coordenadores</text:span><text:span text:style-name="T2"> e</text:span><text:span text:style-name="T1"> funcionários administrativos. </text:span></text:p>
      <text:p text:style-name="P1"><text:span text:style-name="T2">Os atributos comuns de </text:span><text:span text:style-name="T1">todos os funcionários</text:span><text:span text:style-name="T2"> são: Nome, CPF, número de registro, órgão de lotação e salário. </text:span></text:p>
      <text:p text:style-name="P1"><text:span text:style-name="T2">Os </text:span><text:span text:style-name="T1">professores </text:span><text:span text:style-name="T2">possuem os atributos: Nível de graduação, disciplina ministrada , quantidade de alunos e quantidade de turmas. </text:span></text:p>
      <text:p text:style-name="P1"><text:span text:style-name="T2">Os </text:span><text:span text:style-name="T1">coordenadores</text:span><text:span text:style-name="T2"> possuem os atributos: ProfessoresSupervisionados</text:span></text:p>
      <text:p text:style-name="P1"><text:span text:style-name="T2">Os </text:span><text:span text:style-name="T1">funcionários administrativos</text:span><text:span text:style-name="T2"> possuem os atributos: Função Administrativa e Senioridade.</text:span></text:p>
      <text:p text:style-name="P1"><text:span text:style-name="T2">Implemente, além dos getters e setters e os construtores, os seguintes métodos:</text:span></text:p>
      <text:list xml:id="list740232689" text:style-name="WWNum2">
        <text:list-item>
          <text:p text:style-name="P4"><text:span text:style-name="T1">aumentoSalario</text:span><text:span text:style-name="T2">: para todos</text:span><text:span text:style-name="T1"> menos</text:span><text:span text:style-name="T2"> os coordenadores aumenta o salário em 10% e para os coordenadores o aumento é de 5%. </text:span></text:p>
        </text:list-item>
        <text:list-item>
          <text:p text:style-name="P6"><text:span text:style-name="T1">adicionaTurma:</text:span><text:span text:style-name="T2"> para os professores. </text:span></text:p>
        </text:list-item>
        <text:list-item>
          <text:p text:style-name="P7"><text:span text:style-name="T1">adicionaProfessor</text:span><text:span text:style-name="T2"> (para os coordenadores): Para adicionar um professor na lista de professores supervisionados. </text:span></text:p>
        </text:list-item>
      </text:list>
      <text:p text:style-name="P9"/>
      <text:p text:style-name="P10"><text:span text:style-name="T1">LEVEL UP</text:span></text:p>
      <text:list xml:id="list3804809803" text:style-name="WWNum1">
        <text:list-item>
          <text:p text:style-name="P5"><text:span text:style-name="T2">Crie uma classe turma, que se tornará uma caraterística dos professores por meio de composição.</text:span></text:p>
        </text:list-item>
        <text:list-item>
          <text:p text:style-name="P8"><text:span text:style-name="T2">Limite a quantidade de professores supervisionados na classe coordenador.</text:span></text:p>
        </text:list-item>
      </text:list>
      <text:p text:style-name="P2"/>
      <text:p text:style-name="P11"><text:span text:style-name="T4">Como entregar os exercícios:</text:span></text:p>
      <text:p text:style-name="P11"><text:span text:style-name="T2">Documentar a entrega marcando no classroom e adicionar o link do repositório do GitHub contendo o código do desafio e a descrição do projeto no arquivo Readme.md, ou seja, você irá criar um repositório para essa aula e mandar o link dele, com os exercícios finalizados, via classroom.</text:span></text:p>
      <text:p text:style-name="P11"><text:span text:style-name="T1">Lembrando que essa lista tem partes A e B e a entrega deve contemplar as duas par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T1" style:family="text">
      <style:text-properties fo:color="#999999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ista de Exercícios - Herança</text:span><draw:frame draw:style-name="Mfr1" draw:name="image1.png" text:anchor-type="char" svg:x="5.5807in" svg:y="-0.1874in" svg:width="0.6819in" svg:height="0.4071in" draw:z-index="0"><draw:image xlink:href="Pictures/10000201000003E8000002551CA24C91F36AE302.png" xlink:type="simple" xlink:show="embed" xlink:actuate="onLoad" loext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7" meta:word-count="229" meta:character-count="1516" meta:non-whitespace-character-count="1303"/>
    <meta:generator>LibreOfficeDev/6.0.5.2$Linux_X86_64 LibreOffice_project/</meta:generator>
  </office:meta>
</office:document-meta>
</file>